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032337440419827150" text:style-name="L1">
        <text:list-item>
          <text:p text:style-name="P1">idée : repartir sur les instruments de musique</text:p>
        </text:list-item>
        <text:list-item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jfjyf jjku</meta:initial-creator>
    <meta:creation-date>2014-11-19T02:50:20</meta:creation-date>
    <meta:generator>OpenOffice/4.1.1$Unix OpenOffice.org_project/411m6$Build-9775</meta:generator>
    <meta:document-statistic meta:table-count="0" meta:image-count="0" meta:object-count="0" meta:page-count="1" meta:paragraph-count="1" meta:word-count="9" meta:character-count="47"/>
    <dc:date>2014-11-19T03:07:41</dc:date>
    <dc:creator>yjfjyf jjku</dc:creator>
    <meta:editing-duration>PT17M21S</meta:editing-duration>
    <meta:editing-cycles>1</meta:editing-cycles>
  </office:meta>
</office:document-meta>
</file>